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FFA686EA6F615D1B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3333" draw:marker-start-width="0.358cm" draw:marker-end-width="0.358cm" draw:fill-color="#ffffff" draw:opacity="13%" draw:opacity-name="" draw:textarea-horizontal-align="justify" draw:textarea-vertical-align="middle" draw:auto-grow-height="false" fo:min-height="0.893cm" fo:min-width="0.594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3%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65cm" svg:height="18.999cm" svg:x="2.178cm" svg:y="1.01cm">
          <draw:image xlink:href="Pictures/1000020100000400000002FFA686EA6F615D1BD3.png" xlink:type="simple" xlink:show="embed" xlink:actuate="onLoad">
            <text:p/>
          </draw:image>
        </draw:frame>
        <draw:custom-shape draw:style-name="gr2" draw:text-style-name="P2" xml:id="id1" draw:id="id1" draw:layer="layout" svg:width="1.212cm" svg:height="1.261cm" svg:x="20.523cm" svg:y="6.3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2" draw:id="id2" draw:layer="layout" svg:width="5.955cm" svg:height="0.962cm" svg:x="18.128cm" svg:y="9.347cm">
          <draw:text-box>
            <text:p>Audience expander</text:p>
          </draw:text-box>
        </draw:frame>
        <draw:connector draw:style-name="gr4" draw:text-style-name="P1" draw:layer="layout" svg:x1="21.129cm" svg:y1="7.592cm" svg:x2="21.105cm" svg:y2="9.347cm" draw:start-shape="id1" draw:start-glue-point="2" draw:end-shape="id2" draw:end-glue-point="0" svg:d="M21129 7592v904h-24v851" svg:viewBox="0 0 25 17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0:39:08.186485151</meta:creation-date>
    <dc:date>2017-09-18T10:43:50.673600384</dc:date>
    <meta:editing-duration>PT4M43S</meta:editing-duration>
    <meta:editing-cycles>1</meta:editing-cycles>
    <meta:document-statistic meta:object-count="4"/>
    <meta:generator>LibreOffice/5.1.6.2.0$Linux_X86_64 LibreOffice_project/10$Build-2</meta:generator>
  </office:meta>
</office:document-meta>
</file>